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P2" style:family="paragraph" style:parent-style-name="Standard">
      <style:text-properties fo:color="#000000" style:font-name="Open Sans" fo:font-size="12pt" fo:language="en" fo:country="US" fo:font-style="normal" fo:font-weight="normal" officeooo:paragraph-rsid="0004a5ba" style:font-size-asian="12pt" style:font-style-asian="normal" style:font-weight-asian="normal" style:font-size-complex="12pt" style:font-style-complex="normal" style:font-weight-complex="normal"/>
    </style:style>
    <style:style style:name="P3" style:family="paragraph" style:parent-style-name="Standard">
      <style:text-properties fo:color="#000000" style:font-name="Open Sans" fo:font-size="12pt" fo:language="en" fo:country="US" style:font-size-asian="12pt" style:font-size-complex="12pt"/>
    </style:style>
    <style:style style:name="P4" style:family="paragraph" style:parent-style-name="Standard">
      <style:text-properties fo:color="#000000" style:font-name="Open Sans" fo:font-size="12pt" fo:language="en" fo:country="US" officeooo:paragraph-rsid="00046240" style:font-size-asian="12pt" style:font-size-complex="12pt"/>
    </style:style>
    <style:style style:name="P5" style:family="paragraph" style:parent-style-name="Standard">
      <style:text-properties fo:color="#000000" style:font-name="Open Sans" fo:font-size="12pt" fo:language="en" fo:country="US" fo:font-style="italic" fo:font-weight="normal" officeooo:paragraph-rsid="000238da" style:font-size-asian="12pt" style:font-style-asian="italic" style:font-weight-asian="normal" style:font-size-complex="12pt" style:font-style-complex="italic" style:font-weight-complex="normal"/>
    </style:style>
    <style:style style:name="P6" style:family="paragraph" style:parent-style-name="Standard">
      <style:text-properties fo:color="#000000" style:font-name="Open Sans" fo:font-size="14pt" fo:language="en" fo:country="US" fo:font-weight="bold" officeooo:paragraph-rsid="00158971" style:font-size-asian="14pt" style:font-weight-asian="bold" style:font-size-complex="14pt" style:font-weight-complex="bold"/>
    </style:style>
    <style:style style:name="P7" style:family="paragraph" style:parent-style-name="generaltext">
      <style:text-properties officeooo:paragraph-rsid="001c9fc7"/>
    </style:style>
    <style:style style:name="P8" style:family="paragraph" style:parent-style-name="generaltext">
      <style:paragraph-properties fo:margin-top="0in" fo:margin-bottom="0.1945in" loext:contextual-spacing="false"/>
      <style:text-properties fo:color="#000000" style:font-name="Open Sans" fo:font-size="14pt" fo:language="en" fo:country="US" fo:font-weight="bold" officeooo:rsid="0012c10e" officeooo:paragraph-rsid="001e20cc" style:font-size-asian="14pt" style:font-weight-asian="bold" style:font-size-complex="14pt" style:font-weight-complex="bold"/>
    </style:style>
    <style:style style:name="P9" style:family="paragraph" style:parent-style-name="generaltext">
      <style:paragraph-properties fo:margin-top="0in" fo:margin-bottom="0.1945in" loext:contextual-spacing="false"/>
      <style:text-properties officeooo:paragraph-rsid="001c9fc7"/>
    </style:style>
    <style:style style:name="P10" style:family="paragraph" style:parent-style-name="generaltext">
      <style:paragraph-properties fo:margin-top="0in" fo:margin-bottom="0.1945in" loext:contextual-spacing="false">
        <style:tab-stops>
          <style:tab-stop style:position="2.5209in"/>
        </style:tab-stops>
      </style:paragraph-properties>
      <style:text-properties officeooo:paragraph-rsid="001e20cc"/>
    </style:style>
    <style:style style:name="P11" style:family="paragraph" style:parent-style-name="generaltext">
      <style:paragraph-properties fo:margin-top="0in" fo:margin-bottom="0.1945in" loext:contextual-spacing="false"/>
      <style:text-properties officeooo:paragraph-rsid="00078fe2"/>
    </style:style>
    <style:style style:name="P12" style:family="paragraph" style:parent-style-name="generaltext">
      <style:paragraph-properties fo:margin-top="0in" fo:margin-bottom="0.1945in" loext:contextual-spacing="false"/>
      <style:text-properties officeooo:paragraph-rsid="001e20cc"/>
    </style:style>
    <style:style style:name="P13" style:family="paragraph" style:parent-style-name="Standard" style:master-page-name="Standard">
      <style:paragraph-properties style:page-number="auto"/>
      <style:text-properties fo:color="#000000" style:font-name="Open Sans" fo:font-size="14pt" fo:language="en" fo:country="US" fo:font-weight="bold" officeooo:paragraph-rsid="00194f43" style:font-size-asian="14pt" style:font-weight-asian="bold" style:font-size-complex="14pt" style:font-weight-complex="bold"/>
    </style:style>
    <style:style style:name="P14" style:family="paragraph" style:parent-style-name="Standard">
      <style:text-properties fo:color="#000000" style:font-name="Open Sans" fo:font-size="14pt" fo:language="en" fo:country="US" fo:font-style="normal" fo:font-weight="bold" officeooo:paragraph-rsid="00158971" style:font-size-asian="14pt" style:font-style-asian="normal" style:font-weight-asian="bold" style:font-size-complex="14pt" style:font-style-complex="normal" style:font-weight-complex="bold"/>
    </style:style>
    <style:style style:name="P15" style:family="paragraph" style:parent-style-name="Standard">
      <style:text-properties fo:color="#000000" style:font-name="Open Sans" fo:font-size="14pt" fo:language="en" fo:country="US" fo:font-style="normal" fo:font-weight="bold" officeooo:paragraph-rsid="00194f43" style:font-size-asian="14pt" style:font-style-asian="normal" style:font-weight-asian="bold" style:font-size-complex="14pt" style:font-style-complex="normal" style:font-weight-complex="bold"/>
    </style:style>
    <style:style style:name="P16" style:family="paragraph" style:parent-style-name="Standard">
      <style:text-properties fo:color="#000000" style:font-name="Open Sans" fo:font-size="14pt" fo:language="en" fo:country="US" fo:font-weight="bold" officeooo:paragraph-rsid="00194f43" style:font-size-asian="14pt" style:font-weight-asian="bold" style:font-size-complex="14pt" style:font-weight-complex="bold"/>
    </style:style>
    <style:style style:name="P17" style:family="paragraph" style:parent-style-name="Standard">
      <style:text-properties fo:color="#000000" style:font-name="Open Sans" fo:font-size="14pt" fo:language="en" fo:country="US" fo:font-style="italic" fo:font-weight="bold" officeooo:rsid="00194f43" officeooo:paragraph-rsid="00194f43" fo:background-color="#fff200" style:font-size-asian="14pt" style:font-style-asian="italic" style:font-weight-asian="bold" style:font-size-complex="14pt" style:font-style-complex="italic" style:font-weight-complex="bold"/>
    </style:style>
    <style:style style:name="P18" style:family="paragraph" style:parent-style-name="Standard">
      <style:text-properties fo:color="#000000" style:font-name="Open Sans" fo:font-size="12pt" fo:language="en" fo:country="US" officeooo:paragraph-rsid="001c9fc7" style:font-size-asian="12pt" style:font-size-complex="12pt"/>
    </style:style>
    <style:style style:name="P19" style:family="paragraph" style:parent-style-name="Standard">
      <style:text-properties fo:color="#000000" style:font-name="Open Sans" fo:font-size="12pt" fo:language="en" fo:country="US" fo:font-style="normal" fo:font-weight="normal" officeooo:paragraph-rsid="001c9fc7" style:font-size-asian="12pt" style:font-style-asian="normal" style:font-weight-asian="normal" style:font-size-complex="12pt" style:font-style-complex="normal" style:font-weight-complex="normal"/>
    </style:style>
    <style:style style:name="P20" style:family="paragraph" style:parent-style-name="Standard">
      <style:text-properties officeooo:paragraph-rsid="001c9fc7"/>
    </style:style>
    <style:style style:name="P21" style:family="paragraph" style:parent-style-name="Standard">
      <style:text-properties officeooo:paragraph-rsid="0008d74c"/>
    </style:style>
    <style:style style:name="P22" style:family="paragraph" style:parent-style-name="Standard">
      <style:text-properties officeooo:paragraph-rsid="001e20cc"/>
    </style:style>
    <style:style style:name="T1" style:family="text">
      <style:text-properties fo:font-style="italic" style:font-style-asian="italic" style:font-style-complex="italic"/>
    </style:style>
    <style:style style:name="T2" style:family="text">
      <style:text-properties fo:font-style="italic" officeooo:rsid="0004a5ba" style:font-style-asian="italic" style:font-style-complex="italic"/>
    </style:style>
    <style:style style:name="T3" style:family="text">
      <style:text-properties fo:font-style="italic" officeooo:rsid="0013162a" style:font-style-asian="italic" style:font-style-complex="italic"/>
    </style:style>
    <style:style style:name="T4" style:family="text">
      <style:text-properties fo:font-style="italic" officeooo:rsid="0014c1c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4a5ba" style:font-style-asian="italic" style:font-weight-asian="normal" style:font-style-complex="italic" style:font-weight-complex="normal"/>
    </style:style>
    <style:style style:name="T7" style:family="text">
      <style:text-properties fo:font-style="italic" fo:font-weight="normal" officeooo:rsid="00078fe2" style:font-style-asian="italic" style:font-weight-asian="normal" style:font-style-complex="italic" style:font-weight-complex="normal"/>
    </style:style>
    <style:style style:name="T8" style:family="text">
      <style:text-properties fo:font-style="italic" fo:font-weight="normal" officeooo:rsid="000df31b"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fo:background-color="transparent" loext:char-shading-value="0"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061972" style:font-style-asian="normal" style:font-style-complex="normal"/>
    </style:style>
    <style:style style:name="T13" style:family="text">
      <style:text-properties fo:font-style="normal" fo:background-color="transparent" loext:char-shading-value="0" style:font-style-asian="normal" style:font-style-complex="normal"/>
    </style:style>
    <style:style style:name="T14" style:family="text">
      <style:text-properties fo:font-variant="normal" fo:text-transform="none" fo:letter-spacing="normal" fo:font-style="normal" fo:font-weight="normal" officeooo:rsid="00103329"/>
    </style:style>
    <style:style style:name="T15" style:family="text">
      <style:text-properties fo:font-variant="normal" fo:text-transform="none" fo:letter-spacing="normal" fo:font-style="normal" fo:font-weight="normal" officeooo:rsid="00112fc8"/>
    </style:style>
    <style:style style:name="T16" style:family="text">
      <style:text-properties fo:font-variant="normal" fo:text-transform="none" fo:letter-spacing="normal" fo:font-style="normal" style:text-underline-style="none" fo:font-weight="normal"/>
    </style:style>
    <style:style style:name="T17" style:family="text">
      <style:text-properties fo:font-variant="normal" fo:text-transform="none" fo:letter-spacing="normal" fo:font-style="normal" style:text-underline-style="none" fo:font-weight="normal" officeooo:rsid="00078fe2"/>
    </style:style>
    <style:style style:name="T18" style:family="text">
      <style:text-properties fo:font-variant="normal" fo:text-transform="none" fo:color="#0000cd" style:font-name="Consolas" fo:font-size="11.25pt" fo:letter-spacing="normal"/>
    </style:style>
    <style:style style:name="T19" style:family="text">
      <style:text-properties fo:font-variant="normal" fo:text-transform="none" fo:color="#0000cd" style:font-name="Consolas" fo:font-size="11.25pt" fo:letter-spacing="normal" fo:font-style="normal" fo:font-weight="normal"/>
    </style:style>
    <style:style style:name="T20" style:family="text">
      <style:text-properties fo:font-variant="normal" fo:text-transform="none" fo:color="#0000cd" style:font-name="Consolas" fo:font-size="11.25pt" fo:letter-spacing="normal" fo:font-style="normal" fo:font-weight="normal" style:font-style-asian="normal" style:font-style-complex="normal"/>
    </style:style>
    <style:style style:name="T21" style:family="text">
      <style:text-properties fo:font-variant="normal" fo:text-transform="none" fo:color="#0000cd" style:font-name="Consolas" fo:font-size="11.25pt" fo:letter-spacing="normal" fo:font-style="normal" fo:font-weight="normal" officeooo:rsid="00061972" style:font-style-asian="normal" style:font-style-complex="normal"/>
    </style:style>
    <style:style style:name="T22" style:family="text">
      <style:text-properties fo:font-variant="normal" fo:text-transform="none" fo:color="#0000cd" style:font-name="Consolas" fo:font-size="11.25pt" fo:letter-spacing="normal" fo:font-style="normal" fo:font-weight="normal" officeooo:rsid="00061972" style:font-size-asian="12pt" style:font-style-asian="normal" style:font-size-complex="12pt" style:font-style-complex="normal"/>
    </style:style>
    <style:style style:name="T23" style:family="text">
      <style:text-properties fo:font-variant="normal" fo:text-transform="none" fo:color="#0000cd" style:font-name="Consolas" fo:font-size="11.25pt" fo:letter-spacing="normal" fo:font-style="normal" fo:font-weight="normal" style:font-size-asian="12pt" style:font-size-complex="12pt"/>
    </style:style>
    <style:style style:name="T24" style:family="text">
      <style:text-properties fo:font-variant="normal" fo:text-transform="none" fo:color="#0000cd" style:font-name="Consolas" fo:font-size="11.25pt" fo:letter-spacing="normal" fo:font-style="normal" fo:font-weight="normal" officeooo:rsid="00103329"/>
    </style:style>
    <style:style style:name="T25" style:family="text">
      <style:text-properties fo:font-variant="normal" fo:text-transform="none" fo:color="#0000cd" style:font-name="Consolas" fo:font-size="11.25pt" fo:letter-spacing="normal" fo:font-style="normal" fo:font-weight="normal" officeooo:rsid="00112fc8"/>
    </style:style>
    <style:style style:name="T26" style:family="text">
      <style:text-properties fo:font-variant="normal" fo:text-transform="none" fo:color="#0000cd" style:font-name="Consolas" fo:font-size="11.25pt" fo:letter-spacing="normal" fo:font-style="normal" fo:font-weight="normal" style:font-style-asian="italic" style:font-weight-asian="normal" style:font-style-complex="italic" style:font-weight-complex="normal"/>
    </style:style>
    <style:style style:name="T27" style:family="text">
      <style:text-properties fo:font-variant="normal" fo:text-transform="none" fo:color="#0000cd" style:font-name="Consolas" fo:font-size="11.25pt" fo:letter-spacing="normal" fo:language="en" fo:country="US" fo:font-style="normal" fo:font-weight="normal" style:font-size-asian="12pt" style:font-size-complex="12pt"/>
    </style:style>
    <style:style style:name="T28" style:family="text">
      <style:text-properties fo:font-variant="normal" fo:text-transform="none" fo:color="#0000cd" style:font-name="Consolas" fo:font-size="11.25pt" fo:letter-spacing="normal" fo:language="en" fo:country="US" fo:font-style="normal" fo:font-weight="normal" officeooo:rsid="000df4d3" style:font-size-asian="12pt" style:font-size-complex="12pt"/>
    </style:style>
    <style:style style:name="T29" style:family="text">
      <style:text-properties fo:font-variant="normal" fo:text-transform="none" fo:color="#0000cd" style:font-name="Consolas" fo:font-size="11.25pt" fo:letter-spacing="normal" fo:language="en" fo:country="US" fo:font-style="normal" fo:font-weight="normal" officeooo:rsid="00103329" style:font-size-asian="12pt" style:font-size-complex="12pt"/>
    </style:style>
    <style:style style:name="T30" style:family="text">
      <style:text-properties fo:font-variant="normal" fo:text-transform="none" fo:color="#0000cd" style:font-name="Consolas" fo:font-size="11.25pt" fo:letter-spacing="normal" fo:language="en" fo:country="US" fo:font-style="normal" fo:font-weight="normal" style:font-size-asian="12pt" style:font-style-asian="normal" style:font-size-complex="12pt" style:font-style-complex="normal"/>
    </style:style>
    <style:style style:name="T31" style:family="text">
      <style:text-properties fo:font-variant="normal" fo:text-transform="none" fo:color="#0000cd" style:font-name="Consolas"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32" style:family="text">
      <style:text-properties fo:font-variant="normal" fo:text-transform="none" fo:color="#0000cd" style:font-name="Consolas" fo:font-size="11.25pt" fo:letter-spacing="normal" fo:language="en" fo:country="US" fo:font-style="normal" fo:font-weight="normal" officeooo:rsid="0013162a" style:font-size-asian="12pt" style:font-style-asian="normal" style:font-weight-asian="bold" style:font-size-complex="12pt" style:font-style-complex="normal" style:font-weight-complex="bold"/>
    </style:style>
    <style:style style:name="T33" style:family="text">
      <style:text-properties fo:font-variant="normal" fo:text-transform="none" fo:color="#0000cd" style:font-name="Consolas" fo:font-size="11.25pt" fo:letter-spacing="normal" fo:language="en" fo:country="US" fo:font-style="normal" fo:font-weight="normal" officeooo:rsid="00061972" style:font-size-asian="12pt" style:font-style-asian="normal" style:font-weight-asian="bold" style:font-size-complex="12pt" style:font-style-complex="normal" style:font-weight-complex="bold"/>
    </style:style>
    <style:style style:name="T34" style:family="text">
      <style:text-properties fo:font-variant="normal" fo:text-transform="none" fo:color="#0000cd" style:font-name="Consolas" fo:font-size="11.25pt" fo:letter-spacing="normal" fo:language="en" fo:country="US" fo:font-style="normal" fo:font-weight="normal" style:font-size-asian="12pt" style:font-weight-asian="bold" style:font-size-complex="12pt" style:font-weight-complex="bold"/>
    </style:style>
    <style:style style:name="T35" style:family="text">
      <style:text-properties fo:font-variant="normal" fo:text-transform="none" fo:color="#0000cd" style:font-name="Consolas" fo:font-size="11.25pt" fo:letter-spacing="normal" fo:language="en" fo:country="US" fo:font-style="normal" fo:font-weight="normal" officeooo:rsid="0013162a" style:font-size-asian="12pt" style:font-weight-asian="bold" style:font-size-complex="12pt" style:font-weight-complex="bold"/>
    </style:style>
    <style:style style:name="T36" style:family="text">
      <style:text-properties fo:font-variant="normal" fo:text-transform="none" fo:color="#0000cd" style:font-name="Consolas" fo:font-size="11.25pt" fo:letter-spacing="normal" fo:language="en" fo:country="US" fo:font-style="normal" fo:font-weight="normal" fo:background-color="transparent" loext:char-shading-value="0" style:font-size-asian="12pt" style:font-size-complex="12pt"/>
    </style:style>
    <style:style style:name="T37" style:family="text">
      <style:text-properties fo:font-variant="normal" fo:text-transform="none" fo:color="#a52a2a" style:font-name="Consolas" fo:font-size="11.25pt" fo:letter-spacing="normal"/>
    </style:style>
    <style:style style:name="T38" style:family="text">
      <style:text-properties fo:font-variant="normal" fo:text-transform="none" fo:color="#a52a2a" style:font-name="Consolas" fo:font-size="11.25pt" fo:letter-spacing="normal" fo:font-style="normal" fo:font-weight="normal"/>
    </style:style>
    <style:style style:name="T39" style:family="text">
      <style:text-properties fo:font-variant="normal" fo:text-transform="none" fo:color="#a52a2a" style:font-name="Consolas" fo:font-size="11.25pt" fo:letter-spacing="normal" fo:font-style="normal" fo:font-weight="normal" style:font-style-asian="normal" style:font-style-complex="normal"/>
    </style:style>
    <style:style style:name="T40" style:family="text">
      <style:text-properties fo:font-variant="normal" fo:text-transform="none" fo:color="#a52a2a" style:font-name="Consolas" fo:font-size="11.25pt" fo:letter-spacing="normal" fo:font-style="normal" fo:font-weight="normal" officeooo:rsid="00061972" style:font-style-asian="normal" style:font-style-complex="normal"/>
    </style:style>
    <style:style style:name="T41" style:family="text">
      <style:text-properties fo:font-variant="normal" fo:text-transform="none" fo:color="#a52a2a" style:font-name="Consolas" fo:font-size="11.25pt" fo:letter-spacing="normal" fo:font-style="normal" fo:font-weight="normal" officeooo:rsid="001e20cc" style:font-style-asian="normal" style:font-style-complex="normal"/>
    </style:style>
    <style:style style:name="T42" style:family="text">
      <style:text-properties fo:font-variant="normal" fo:text-transform="none" fo:color="#a52a2a" style:font-name="Consolas" fo:font-size="11.25pt" fo:letter-spacing="normal" fo:font-style="normal" fo:font-weight="normal" officeooo:rsid="00061972" style:font-size-asian="12pt" style:font-style-asian="normal" style:font-size-complex="12pt" style:font-style-complex="normal"/>
    </style:style>
    <style:style style:name="T43" style:family="text">
      <style:text-properties fo:font-variant="normal" fo:text-transform="none" fo:color="#a52a2a" style:font-name="Consolas" fo:font-size="11.25pt" fo:letter-spacing="normal" fo:font-style="normal" fo:font-weight="normal" style:font-size-asian="12pt" style:font-size-complex="12pt"/>
    </style:style>
    <style:style style:name="T44" style:family="text">
      <style:text-properties fo:font-variant="normal" fo:text-transform="none" fo:color="#a52a2a" style:font-name="Consolas" fo:font-size="11.25pt" fo:letter-spacing="normal" fo:font-style="normal" fo:font-weight="normal" officeooo:rsid="001e20cc" style:font-size-asian="12pt" style:font-size-complex="12pt"/>
    </style:style>
    <style:style style:name="T45" style:family="text">
      <style:text-properties fo:font-variant="normal" fo:text-transform="none" fo:color="#a52a2a" style:font-name="Consolas" fo:font-size="11.25pt" fo:letter-spacing="normal" fo:font-style="normal" fo:font-weight="normal" officeooo:rsid="00103329"/>
    </style:style>
    <style:style style:name="T46" style:family="text">
      <style:text-properties fo:font-variant="normal" fo:text-transform="none" fo:color="#a52a2a" style:font-name="Consolas" fo:font-size="11.25pt" fo:letter-spacing="normal" fo:font-style="normal" fo:font-weight="normal" officeooo:rsid="00112fc8"/>
    </style:style>
    <style:style style:name="T47" style:family="text">
      <style:text-properties fo:font-variant="normal" fo:text-transform="none" fo:color="#a52a2a" style:font-name="Consolas" fo:font-size="11.25pt" fo:letter-spacing="normal" fo:font-style="normal" fo:font-weight="normal" style:font-style-asian="italic" style:font-weight-asian="normal" style:font-style-complex="italic" style:font-weight-complex="normal"/>
    </style:style>
    <style:style style:name="T48" style:family="text">
      <style:text-properties fo:font-variant="normal" fo:text-transform="none" fo:color="#a52a2a" style:font-name="Consolas" fo:font-size="11.25pt" fo:letter-spacing="normal" fo:font-style="normal" fo:font-weight="normal" officeooo:rsid="001e20cc"/>
    </style:style>
    <style:style style:name="T49" style:family="text">
      <style:text-properties fo:font-variant="normal" fo:text-transform="none" fo:color="#a52a2a" style:font-name="Consolas" fo:font-size="11.25pt" fo:letter-spacing="normal" fo:font-style="normal" fo:font-weight="bold" style:font-size-asian="12pt" style:font-weight-asian="bold" style:font-size-complex="12pt" style:font-weight-complex="bold"/>
    </style:style>
    <style:style style:name="T50" style:family="text">
      <style:text-properties fo:font-variant="normal" fo:text-transform="none" fo:color="#a52a2a" style:font-name="Consolas" fo:font-size="11.25pt" fo:letter-spacing="normal" fo:language="en" fo:country="US" fo:font-style="normal" fo:font-weight="normal" style:font-size-asian="12pt" style:font-size-complex="12pt"/>
    </style:style>
    <style:style style:name="T51" style:family="text">
      <style:text-properties fo:font-variant="normal" fo:text-transform="none" fo:color="#a52a2a" style:font-name="Consolas" fo:font-size="11.25pt" fo:letter-spacing="normal" fo:language="en" fo:country="US" fo:font-style="normal" fo:font-weight="normal" officeooo:rsid="000df4d3" style:font-size-asian="12pt" style:font-size-complex="12pt"/>
    </style:style>
    <style:style style:name="T52" style:family="text">
      <style:text-properties fo:font-variant="normal" fo:text-transform="none" fo:color="#a52a2a" style:font-name="Consolas" fo:font-size="11.25pt" fo:letter-spacing="normal" fo:language="en" fo:country="US" fo:font-style="normal" fo:font-weight="normal" officeooo:rsid="00103329" style:font-size-asian="12pt" style:font-size-complex="12pt"/>
    </style:style>
    <style:style style:name="T53" style:family="text">
      <style:text-properties fo:font-variant="normal" fo:text-transform="none" fo:color="#a52a2a" style:font-name="Consolas" fo:font-size="11.25pt" fo:letter-spacing="normal" fo:language="en" fo:country="US" fo:font-style="normal" fo:font-weight="normal" style:font-size-asian="12pt" style:font-style-asian="normal" style:font-size-complex="12pt" style:font-style-complex="normal"/>
    </style:style>
    <style:style style:name="T54" style:family="text">
      <style:text-properties fo:font-variant="normal" fo:text-transform="none" fo:color="#a52a2a" style:font-name="Consolas" fo:font-size="11.25pt" fo:letter-spacing="normal" fo:language="en" fo:country="US" fo:font-style="normal" fo:font-weight="normal" style:font-size-asian="12pt" style:font-style-asian="normal" style:font-weight-asian="bold" style:font-size-complex="12pt" style:font-style-complex="normal" style:font-weight-complex="bold"/>
    </style:style>
    <style:style style:name="T55" style:family="text">
      <style:text-properties fo:font-variant="normal" fo:text-transform="none" fo:color="#a52a2a" style:font-name="Consolas" fo:font-size="11.25pt" fo:letter-spacing="normal" fo:language="en" fo:country="US" fo:font-style="normal" fo:font-weight="normal" officeooo:rsid="0013162a" style:font-size-asian="12pt" style:font-style-asian="normal" style:font-weight-asian="bold" style:font-size-complex="12pt" style:font-style-complex="normal" style:font-weight-complex="bold"/>
    </style:style>
    <style:style style:name="T56" style:family="text">
      <style:text-properties fo:font-variant="normal" fo:text-transform="none" fo:color="#a52a2a" style:font-name="Consolas" fo:font-size="11.25pt" fo:letter-spacing="normal" fo:language="en" fo:country="US" fo:font-style="normal" fo:font-weight="normal" officeooo:rsid="00061972" style:font-size-asian="12pt" style:font-style-asian="normal" style:font-weight-asian="bold" style:font-size-complex="12pt" style:font-style-complex="normal" style:font-weight-complex="bold"/>
    </style:style>
    <style:style style:name="T57" style:family="text">
      <style:text-properties fo:font-variant="normal" fo:text-transform="none" fo:color="#a52a2a" style:font-name="Consolas" fo:font-size="11.25pt" fo:letter-spacing="normal" fo:language="en" fo:country="US" fo:font-style="normal" fo:font-weight="normal" officeooo:rsid="001e20cc" style:font-size-asian="12pt" style:font-style-asian="normal" style:font-weight-asian="bold" style:font-size-complex="12pt" style:font-style-complex="normal" style:font-weight-complex="bold"/>
    </style:style>
    <style:style style:name="T58" style:family="text">
      <style:text-properties fo:font-variant="normal" fo:text-transform="none" fo:color="#a52a2a" style:font-name="Consolas" fo:font-size="11.25pt" fo:letter-spacing="normal" fo:language="en" fo:country="US" fo:font-style="normal" fo:font-weight="normal" style:font-size-asian="12pt" style:font-weight-asian="bold" style:font-size-complex="12pt" style:font-weight-complex="bold"/>
    </style:style>
    <style:style style:name="T59" style:family="text">
      <style:text-properties fo:font-variant="normal" fo:text-transform="none" fo:color="#a52a2a" style:font-name="Consolas" fo:font-size="11.25pt" fo:letter-spacing="normal" fo:language="en" fo:country="US" fo:font-style="normal" fo:font-weight="normal" officeooo:rsid="0013162a" style:font-size-asian="12pt" style:font-weight-asian="bold" style:font-size-complex="12pt" style:font-weight-complex="bold"/>
    </style:style>
    <style:style style:name="T60" style:family="text">
      <style:text-properties fo:font-variant="normal" fo:text-transform="none" fo:color="#a52a2a" style:font-name="Consolas" fo:font-size="11.25pt" fo:letter-spacing="normal" fo:language="en" fo:country="US" fo:font-style="normal" fo:font-weight="normal" officeooo:rsid="001e20cc" style:font-size-asian="12pt" style:font-weight-asian="bold" style:font-size-complex="12pt" style:font-weight-complex="bold"/>
    </style:style>
    <style:style style:name="T61" style:family="text">
      <style:text-properties fo:font-variant="normal" fo:text-transform="none" fo:color="#a52a2a" style:font-name="Consolas" fo:font-size="11.25pt" fo:letter-spacing="normal" fo:language="en" fo:country="US" fo:font-style="normal" fo:font-weight="normal" fo:background-color="transparent" loext:char-shading-value="0" style:font-size-asian="12pt" style:font-size-complex="12pt"/>
    </style:style>
    <style:style style:name="T62" style:family="text">
      <style:text-properties fo:font-variant="normal" fo:text-transform="none" fo:color="#000000" style:font-name="Open Sans" fo:font-size="12pt" fo:letter-spacing="normal" fo:language="en" fo:country="US" fo:font-style="normal" fo:font-weight="bold" officeooo:rsid="0004d85e" style:font-size-asian="12pt" style:font-style-asian="normal" style:font-weight-asian="bold" style:font-size-complex="12pt" style:font-style-complex="normal" style:font-weight-complex="bold"/>
    </style:style>
    <style:style style:name="T63" style:family="text">
      <style:text-properties fo:font-variant="normal" fo:text-transform="none" fo:color="#000000" style:font-name="Open Sans" fo:font-size="12pt" fo:letter-spacing="normal" fo:language="en" fo:country="US" fo:font-style="normal" fo:font-weight="normal" style:font-size-asian="12pt" style:font-size-complex="12pt"/>
    </style:style>
    <style:style style:name="T64" style:family="text">
      <style:text-properties fo:font-variant="normal" fo:text-transform="none" fo:color="#000000" style:font-name="Open Sans" fo:font-size="12pt" fo:letter-spacing="normal" fo:language="en" fo:country="US" fo:font-style="normal" fo:font-weight="normal" officeooo:rsid="00103329" style:font-size-asian="12pt" style:font-size-complex="12pt"/>
    </style:style>
    <style:style style:name="T65" style:family="text">
      <style:text-properties fo:font-variant="normal" fo:text-transform="none" fo:color="#000000" style:font-name="Open Sans" fo:font-size="12pt" fo:letter-spacing="normal" fo:language="en" fo:country="US" fo:font-style="normal" fo:font-weight="normal" officeooo:rsid="00112fc8" style:font-size-asian="12pt" style:font-size-complex="12pt"/>
    </style:style>
    <style:style style:name="T66" style:family="text">
      <style:text-properties fo:font-variant="normal" fo:text-transform="none" fo:color="#000000" style:font-name="Open Sans" fo:font-size="12pt" fo:letter-spacing="normal" fo:language="en" fo:country="US" fo:font-style="normal" fo:font-weight="normal" officeooo:rsid="0012c10e" style:font-size-asian="12pt" style:font-size-complex="12pt"/>
    </style:style>
    <style:style style:name="T67" style:family="text">
      <style:text-properties fo:font-variant="normal" fo:text-transform="none" fo:color="#000000" style:font-name="Open Sans" fo:font-size="12pt" fo:letter-spacing="normal" fo:language="en" fo:country="US" fo:font-style="normal" fo:font-weight="normal" officeooo:rsid="000df4d3" style:font-size-asian="12pt" style:font-size-complex="12pt"/>
    </style:style>
    <style:style style:name="T68" style:family="text">
      <style:text-properties fo:font-variant="normal" fo:text-transform="none" fo:color="#000000" style:font-name="Open Sans" fo:font-size="12pt" fo:letter-spacing="normal" fo:language="en" fo:country="US" fo:font-style="normal" style:text-underline-style="none" fo:font-weight="normal" officeooo:rsid="000df4d3" style:font-size-asian="12pt" style:font-size-complex="12pt"/>
    </style:style>
    <style:style style:name="T69" style:family="text">
      <style:text-properties fo:font-variant="normal" fo:text-transform="none" fo:color="#000000" style:font-name="Open Sans" fo:font-size="12pt" fo:letter-spacing="normal" fo:language="en" fo:country="US" fo:font-style="italic" fo:font-weight="normal" officeooo:rsid="00103329" style:font-size-asian="12pt" style:font-style-asian="italic" style:font-size-complex="12pt" style:font-style-complex="italic"/>
    </style:style>
    <style:style style:name="T70" style:family="text">
      <style:text-properties officeooo:rsid="0004a5ba"/>
    </style:style>
    <style:style style:name="T71" style:family="text">
      <style:text-properties officeooo:rsid="0008d74c"/>
    </style:style>
    <style:style style:name="T72" style:family="text">
      <style:text-properties officeooo:rsid="0009a943"/>
    </style:style>
    <style:style style:name="T73" style:family="text">
      <style:text-properties officeooo:rsid="000238da"/>
    </style:style>
    <style:style style:name="T74" style:family="text">
      <style:text-properties style:text-underline-style="none" officeooo:rsid="000238da"/>
    </style:style>
    <style:style style:name="T75" style:family="text">
      <style:text-properties fo:background-color="transparent" loext:char-shading-value="0"/>
    </style:style>
    <style:style style:name="T76" style:family="text">
      <style:text-properties fo:font-weight="normal"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color="#000000" style:font-name="Open Sans" fo:font-size="12pt" fo:language="en" fo:country="US" style:font-size-asian="12pt" style:font-size-complex="12pt"/>
    </style:style>
    <style:style style:name="T79" style:family="text">
      <style:text-properties fo:color="#000000" style:font-name="Open Sans" fo:font-size="12pt" fo:language="en" fo:country="US" officeooo:rsid="000a807a" style:font-size-asian="12pt" style:font-size-complex="12pt"/>
    </style:style>
    <style:style style:name="T80" style:family="text">
      <style:text-properties fo:color="#000000" style:font-name="Open Sans" fo:font-size="12pt" fo:language="en" fo:country="US" officeooo:rsid="00078fe2" style:font-size-asian="12pt" style:font-size-complex="12pt"/>
    </style:style>
    <style:style style:name="T81" style:family="text">
      <style:text-properties fo:color="#000000" style:font-name="Open Sans" fo:font-size="12pt" fo:language="en" fo:country="US" officeooo:rsid="0012c10e" style:font-size-asian="12pt" style:font-size-complex="12pt"/>
    </style:style>
    <style:style style:name="T82" style:family="text">
      <style:text-properties fo:color="#000000" style:font-name="Open Sans" fo:font-size="12pt" fo:language="en" fo:country="US" officeooo:rsid="00158971" style:font-size-asian="12pt" style:font-size-complex="12pt"/>
    </style:style>
    <style:style style:name="T83" style:family="text">
      <style:text-properties fo:color="#000000" style:font-name="Open Sans" fo:font-size="12pt" fo:language="en" fo:country="US" officeooo:rsid="0009a943" style:font-size-asian="12pt" style:font-size-complex="12pt"/>
    </style:style>
    <style:style style:name="T84" style:family="text">
      <style:text-properties fo:color="#000000" style:font-name="Open Sans" fo:font-size="12pt" fo:language="en" fo:country="US" fo:font-style="normal" fo:font-weight="bold" style:font-size-asian="12pt" style:font-style-asian="normal" style:font-weight-asian="bold" style:font-size-complex="12pt" style:font-style-complex="normal" style:font-weight-complex="bold"/>
    </style:style>
    <style:style style:name="T85" style:family="text">
      <style:text-properties fo:color="#000000" style:font-name="Open Sans" fo:font-size="12pt" fo:language="en" fo:country="US" fo:font-style="normal" fo:font-weight="bold" officeooo:rsid="0004d85e" style:font-size-asian="12pt" style:font-style-asian="normal" style:font-weight-asian="bold" style:font-size-complex="12pt" style:font-style-complex="normal" style:font-weight-complex="bold"/>
    </style:style>
    <style:style style:name="T86" style:family="text">
      <style:text-properties fo:color="#000000" style:font-name="Open Sans" fo:font-size="12pt" fo:language="en" fo:country="US" fo:font-style="normal" fo:font-weight="bold" officeooo:rsid="00061972" style:font-size-asian="12pt" style:font-style-asian="normal" style:font-weight-asian="bold" style:font-size-complex="12pt" style:font-style-complex="normal" style:font-weight-complex="bold"/>
    </style:style>
    <style:style style:name="T87" style:family="text">
      <style:text-properties fo:color="#000000" style:font-name="Open Sans" fo:font-size="12pt" fo:language="en" fo:country="US" fo:font-style="normal" fo:font-weight="bold" officeooo:rsid="0013162a" style:font-size-asian="12pt" style:font-style-asian="normal" style:font-weight-asian="bold" style:font-size-complex="12pt" style:font-style-complex="normal" style:font-weight-complex="bold"/>
    </style:style>
    <style:style style:name="T88" style:family="text">
      <style:text-properties fo:color="#000000" style:font-name="Open Sans"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89" style:family="text">
      <style:text-properties fo:color="#000000" style:font-name="Open Sans" fo:font-size="12pt" fo:language="en" fo:country="US" fo:font-style="normal" fo:font-weight="normal" style:font-size-asian="12pt" style:font-style-asian="normal" style:font-weight-asian="normal" style:font-size-complex="12pt" style:font-style-complex="normal" style:font-weight-complex="normal"/>
    </style:style>
    <style:style style:name="T90" style:family="text">
      <style:text-properties fo:color="#000000" style:font-name="Open Sans" fo:font-size="12pt" fo:language="en" fo:country="US" fo:font-style="normal" fo:font-weight="normal" officeooo:rsid="00061972" style:font-size-asian="12pt" style:font-style-asian="normal" style:font-weight-asian="normal" style:font-size-complex="12pt" style:font-style-complex="normal" style:font-weight-complex="normal"/>
    </style:style>
    <style:style style:name="T91" style:family="text">
      <style:text-properties fo:color="#000000" style:font-name="Open Sans" fo:font-size="12pt" fo:language="en" fo:country="US" fo:font-style="normal" fo:font-weight="normal" officeooo:rsid="0008d74c" style:font-size-asian="12pt" style:font-style-asian="normal" style:font-weight-asian="normal" style:font-size-complex="12pt" style:font-style-complex="normal" style:font-weight-complex="normal"/>
    </style:style>
    <style:style style:name="T92" style:family="text">
      <style:text-properties fo:color="#000000" style:font-name="Open Sans" fo:font-size="12pt" fo:language="en" fo:country="US" fo:font-style="normal" fo:font-weight="normal" officeooo:rsid="0004a5ba" style:font-size-asian="12pt" style:font-style-asian="normal" style:font-weight-asian="normal" style:font-size-complex="12pt" style:font-style-complex="normal" style:font-weight-complex="normal"/>
    </style:style>
    <style:style style:name="T93" style:family="text">
      <style:text-properties fo:color="#000000" style:font-name="Open Sans" fo:font-size="12pt" fo:language="en" fo:country="US" fo:font-style="normal" fo:background-color="transparent" loext:char-shading-value="0" style:font-size-asian="12pt" style:font-style-asian="normal" style:font-size-complex="12pt" style:font-style-complex="normal"/>
    </style:style>
    <style:style style:name="T94" style:family="text">
      <style:text-properties fo:color="#000000" style:font-name="Open Sans" fo:font-size="12pt" fo:language="en" fo:country="US" fo:font-style="normal" style:font-size-asian="12pt" style:font-style-asian="normal" style:font-size-complex="12pt" style:font-style-complex="normal"/>
    </style:style>
    <style:style style:name="T95" style:family="text">
      <style:text-properties fo:color="#000000" style:font-name="Open Sans" fo:font-size="12pt" fo:language="en" fo:country="US" fo:background-color="transparent" loext:char-shading-value="0" style:font-size-asian="12pt" style:font-size-complex="12pt"/>
    </style:style>
    <style:style style:name="T96" style:family="text">
      <style:text-properties fo:color="#000000" style:font-name="Open Sans" fo:font-size="12pt" fo:language="en" fo:country="US" officeooo:rsid="000238da" fo:background-color="transparent" loext:char-shading-value="0" style:font-size-asian="12pt" style:font-size-complex="12pt"/>
    </style:style>
    <style:style style:name="T97" style:family="text">
      <style:text-properties fo:color="#000000" style:font-name="Open Sans" fo:font-size="12pt" fo:language="en" fo:country="US" officeooo:rsid="00046240" fo:background-color="transparent" loext:char-shading-value="0" style:font-size-asian="12pt" style:font-size-complex="12pt"/>
    </style:style>
    <style:style style:name="T98" style:family="text">
      <style:text-properties fo:color="#000000" style:font-name="Open Sans" fo:font-size="12pt" fo:language="en" fo:country="US" officeooo:rsid="00078fe2" fo:background-color="transparent" loext:char-shading-value="0" style:font-size-asian="12pt" style:font-size-complex="12pt"/>
    </style:style>
    <style:style style:name="T99" style:family="text">
      <style:text-properties fo:color="#000000" style:font-name="Open Sans" fo:font-size="12pt" fo:language="en" fo:country="US" officeooo:rsid="0004a5ba" fo:background-color="transparent" loext:char-shading-value="0" style:font-size-asian="12pt" style:font-size-complex="12pt"/>
    </style:style>
    <style:style style:name="T100" style:family="text">
      <style:text-properties fo:color="#000000" style:font-name="Open Sans" fo:font-size="12pt" fo:language="en" fo:country="US" fo:font-weight="normal" style:font-size-asian="12pt" style:font-weight-asian="normal" style:font-size-complex="12pt" style:font-weight-complex="normal"/>
    </style:style>
    <style:style style:name="T101" style:family="text">
      <style:text-properties fo:color="#000000" style:font-name="Open Sans" fo:font-size="12pt" fo:language="en" fo:country="US" fo:font-weight="normal" fo:background-color="transparent" loext:char-shading-value="0" style:font-size-asian="12pt" style:font-weight-asian="normal" style:font-size-complex="12pt" style:font-weight-complex="normal"/>
    </style:style>
    <style:style style:name="T102" style:family="text">
      <style:text-properties fo:color="#000000" style:font-name="Open Sans" fo:font-size="12pt" fo:language="en" fo:country="US" fo:font-style="italic" fo:font-weight="normal" style:font-size-asian="12pt" style:font-style-asian="italic" style:font-weight-asian="normal" style:font-size-complex="12pt" style:font-style-complex="italic" style:font-weight-complex="normal"/>
    </style:style>
    <style:style style:name="T103" style:family="text">
      <style:text-properties fo:color="#000000" style:font-name="Open Sans" fo:font-size="12pt" fo:language="en" fo:country="US" fo:font-style="italic" fo:font-weight="normal" officeooo:rsid="0004a5ba" style:font-size-asian="12pt" style:font-style-asian="italic" style:font-weight-asian="normal" style:font-size-complex="12pt" style:font-style-complex="italic" style:font-weight-complex="normal"/>
    </style:style>
    <style:style style:name="T104" style:family="text">
      <style:text-properties fo:color="#000000" style:font-name="Open Sans" fo:font-size="12pt" fo:language="en" fo:country="US" fo:font-style="italic" fo:font-weight="normal" officeooo:rsid="00078fe2" style:font-size-asian="12pt" style:font-style-asian="italic" style:font-weight-asian="normal" style:font-size-complex="12pt" style:font-style-complex="italic" style:font-weight-complex="normal"/>
    </style:style>
    <style:style style:name="T105" style:family="text">
      <style:text-properties fo:color="#000000" style:font-name="Open Sans" fo:font-size="12pt" fo:language="en" fo:country="US" fo:font-style="italic" fo:font-weight="normal" officeooo:rsid="000df31b" style:font-size-asian="12pt" style:font-style-asian="italic" style:font-weight-asian="normal" style:font-size-complex="12pt" style:font-style-complex="italic" style:font-weight-complex="normal"/>
    </style:style>
    <style:style style:name="T106" style:family="text">
      <style:text-properties fo:color="#000000" style:font-name="Open Sans" fo:font-size="12pt" fo:language="en" fo:country="US" fo:font-style="italic" fo:font-weight="normal" officeooo:rsid="0014c1c7" style:font-size-asian="12pt" style:font-style-asian="italic" style:font-weight-asian="normal" style:font-size-complex="12pt" style:font-style-complex="italic" style:font-weight-complex="normal"/>
    </style:style>
    <style:style style:name="T107" style:family="text">
      <style:text-properties fo:color="#000000" style:font-name="Open Sans" fo:font-size="12pt" fo:language="en" fo:country="US" fo:font-weight="bold" style:font-size-asian="12pt" style:font-weight-asian="bold" style:font-size-complex="12pt" style:font-weight-complex="bold"/>
    </style:style>
    <style:style style:name="T108" style:family="text">
      <style:text-properties fo:color="#000000" style:font-name="Open Sans" fo:font-size="12pt" fo:language="en" fo:country="US" fo:font-weight="bold" officeooo:rsid="0013162a" style:font-size-asian="12pt" style:font-weight-asian="bold" style:font-size-complex="12pt" style:font-weight-complex="bold"/>
    </style:style>
    <style:style style:name="T109" style:family="text">
      <style:text-properties fo:color="#000000" style:font-name="Open Sans" fo:font-size="14pt" fo:language="en" fo:country="US" fo:font-weight="bold" style:font-size-asian="14pt" style:font-weight-asian="bold" style:font-size-complex="14pt" style:font-weight-complex="bold"/>
    </style:style>
    <style:style style:name="T110" style:family="text">
      <style:text-properties fo:color="#000000" style:font-name="Open Sans" fo:font-size="14pt" fo:language="en" fo:country="US" fo:font-weight="bold" officeooo:rsid="0013162a" style:font-size-asian="14pt" style:font-weight-asian="bold" style:font-size-complex="14pt" style:font-weight-complex="bold"/>
    </style:style>
    <style:style style:name="T111" style:family="text">
      <style:text-properties fo:color="#000000" style:font-name="Open Sans" fo:font-size="14pt" fo:language="en" fo:country="US" fo:font-style="normal" fo:font-weight="bold" style:font-size-asian="14pt" style:font-style-asian="normal" style:font-weight-asian="bold" style:font-size-complex="14pt" style:font-style-complex="normal" style:font-weight-complex="bold"/>
    </style:style>
    <style:style style:name="T112" style:family="text">
      <style:text-properties fo:color="#000000" style:font-name="Open Sans" fo:font-size="14pt" fo:language="en" fo:country="US" fo:font-style="normal" fo:font-weight="bold" officeooo:rsid="00061972" style:font-size-asian="14pt" style:font-style-asian="normal" style:font-weight-asian="bold" style:font-size-complex="14pt" style:font-style-complex="normal" style:font-weight-complex="bold"/>
    </style:style>
    <style:style style:name="T113" style:family="text">
      <style:text-properties fo:color="#000000" style:font-name="Open Sans" fo:font-size="14pt" fo:language="en" fo:country="US" fo:font-style="normal" fo:font-weight="bold" officeooo:rsid="0013162a" style:font-size-asian="14pt" style:font-style-asian="normal" style:font-weight-asian="bold" style:font-size-complex="14pt" style:font-style-complex="normal" style:font-weight-complex="bold"/>
    </style:style>
    <style:style style:name="T114" style:family="text">
      <style:text-properties fo:font-size="12pt" fo:font-style="normal" officeooo:rsid="00061972" style:font-size-asian="12pt" style:font-style-asian="normal" style:font-size-complex="12pt" style:font-style-complex="normal"/>
    </style:style>
    <style:style style:name="T115" style:family="text">
      <style:text-properties fo:font-size="12pt" style:font-size-asian="12pt" style:font-size-complex="12pt"/>
    </style:style>
    <style:style style:name="T116" style:family="text">
      <style:text-properties fo:font-size="12pt" officeooo:rsid="00061972" style:font-size-asian="12pt" style:font-size-complex="12pt"/>
    </style:style>
    <style:style style:name="T117" style:family="text">
      <style:text-properties fo:font-size="12pt" fo:font-style="italic" officeooo:rsid="00194f43" fo:background-color="#fff200" loext:char-shading-value="0" style:font-size-asian="12pt" style:font-style-asian="italic" style:font-size-complex="12pt" style:font-style-complex="italic"/>
    </style:style>
    <style:style style:name="T118" style:family="text">
      <style:text-properties officeooo:rsid="001316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17">Short version</text:span></text:p>
      <text:p text:style-name="P16"><text:span text:style-name="T117"/></text:p>
      <text:p text:style-name="P20"><text:span text:style-name="T33">&lt;</text:span><text:span text:style-name="T57">h1</text:span><text:span text:style-name="T33">&gt;</text:span><text:span text:style-name="T112">UNIVERSAL MIND</text:span><text:span text:style-name="T21">&lt;</text:span><text:span text:style-name="T40">/</text:span><text:span text:style-name="T41">h1</text:span><text:span text:style-name="T21">&gt;</text:span><text:span text:style-name="T12"> </text:span><text:span text:style-name="T111"><text:s/></text:span></text:p>
      <text:p text:style-name="P15"/>
      <text:p text:style-name="P20"><text:span text:style-name="T34">&lt;</text:span><text:span text:style-name="T60">h2</text:span><text:span text:style-name="T34">&gt;</text:span><text:span text:style-name="T109">Windows to the soul</text:span><text:span text:style-name="T19">&lt;</text:span><text:span text:style-name="T38">/</text:span><text:span text:style-name="T48">h2</text:span><text:span text:style-name="T19">&gt;</text:span> <text:span text:style-name="T109"><text:s/></text:span></text:p>
      <text:p text:style-name="P16"/>
      <text:p text:style-name="P9"><text:span text:style-name="T31">&lt;</text:span><text:span text:style-name="T54">p</text:span><text:span text:style-name="T31">&gt;</text:span><text:span text:style-name="T84">Robles</text:span><text:span text:style-name="T85"> creates art reflecting universal consciousness: Evolution of human consciousness within its universal context. The symbolic universe he has created is a </text:span><text:span text:style-name="T62">cultural synthesis echoing both the past and the future. </text:span><text:span text:style-name="T85">S</text:span><text:span text:style-name="T84">tretch</text:span><text:span text:style-name="T86">ing</text:span><text:span text:style-name="T84"> our imagination </text:span><text:span text:style-name="T86">by c</text:span><text:span text:style-name="T84">halleng</text:span><text:span text:style-name="T85">ing</text:span><text:span text:style-name="T84"> us to look deeper; beneath the surface, into the Soul.</text:span><text:span text:style-name="T19">&lt;</text:span><text:span text:style-name="T38">/p</text:span><text:span text:style-name="T19">&gt;</text:span> </text:p>
      <text:p text:style-name="P12"><text:span text:style-name="T34">&lt;</text:span><text:span text:style-name="T60">h2</text:span><text:span text:style-name="T34">&gt;</text:span><text:span text:style-name="T109">Background</text:span><text:span text:style-name="T19">&lt;</text:span><text:span text:style-name="T38">/</text:span><text:span text:style-name="T60">h2</text:span><text:span text:style-name="T19">&gt;</text:span> <text:span text:style-name="T109"><text:s/></text:span></text:p>
      <text:p text:style-name="P9"><text:span text:style-name="T27">&lt;</text:span><text:span text:style-name="T50">p</text:span><text:span text:style-name="T27">&gt;</text:span><text:span text:style-name="T78">Robles is born in Suriname, </text:span><text:span text:style-name="T79">the most forested and </text:span><text:span text:style-name="T78">one of the most culturally divers </text:span><text:span text:style-name="T79">counties</text:span><text:span text:style-name="T78"> on earth. After living in the Netherlands, Germany and the US, Robles at the age of twenty moves from Fort Lauderdale, Florida back to the Netherlands, settling in Amsterdam, where he currently resides.</text:span><text:span text:style-name="T19">&lt;</text:span><text:span text:style-name="T38">/p</text:span><text:span text:style-name="T19">&gt;</text:span> <text:span text:style-name="T78"><text:s/></text:span></text:p>
      <text:p text:style-name="P9"><text:span text:style-name="T27">&lt;</text:span><text:span text:style-name="T50">p</text:span><text:span text:style-name="T27">&gt;</text:span><text:span text:style-name="T78">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19">&lt;</text:span><text:span text:style-name="T38">/p</text:span><text:span text:style-name="T19">&gt;</text:span> <text:span text:style-name="T78"><text:s/></text:span></text:p>
      <text:p text:style-name="P12"><text:span text:style-name="T35">&lt;</text:span><text:span text:style-name="T60">h2</text:span><text:span text:style-name="T35">&gt;</text:span><text:span text:style-name="T110">Media</text:span><text:span text:style-name="T19">&lt;</text:span><text:span text:style-name="T38">/</text:span><text:span text:style-name="T60">h2</text:span><text:span text:style-name="T19">&gt;</text:span> </text:p>
      <text:p text:style-name="P9"><text:span text:style-name="T27">&lt;</text:span><text:span text:style-name="T50">p</text:span><text:span text:style-name="T27">&gt;</text:span><text:span text:style-name="T78">Robles uses various media: Acrylic painting, </text:span><text:span text:style-name="T80">drawing, </text:span><text:span text:style-name="T78">graphic art, photography: photo-montage </text:span><text:span text:style-name="T81">and </text:span><text:span text:style-name="T78">hand coloring, video, graphic design </text:span><text:span text:style-name="T82">among others.</text:span><text:span text:style-name="T19">&lt;</text:span><text:span text:style-name="T38">/p</text:span><text:span text:style-name="T19">&gt;</text:span> </text:p>
      <text:p text:style-name="P10"><text:span text:style-name="T34">&lt;</text:span><text:span text:style-name="T60">h2</text:span><text:span text:style-name="T34">&gt;</text:span><text:span text:style-name="T109">Conscious evolution of spiritual man</text:span><text:span text:style-name="T19">&lt;</text:span><text:span text:style-name="T38">/</text:span><text:span text:style-name="T60">h2</text:span><text:span text:style-name="T19">&gt;</text:span> <text:span text:style-name="T109"><text:s/></text:span></text:p>
      <text:p text:style-name="P7"><text:span text:style-name="T36">&lt;</text:span><text:span text:style-name="T61">p</text:span><text:span text:style-name="T36">&gt;</text:span><text:span text:style-name="T95">On a quest to portray</text:span><text:span text:style-name="T78"> the </text:span><text:span text:style-name="T83">universal mind</text:span><text:span text:style-name="T78">, Robles</text:span><text:span text:style-name="T88"> creates </text:span><text:span text:style-name="T100">archetypal</text:span><text:span text:style-name="T101"> </text:span><text:span text:style-name="T100">imagery</text:span><text:span text:style-name="T78"> with </text:span><text:span text:style-name="T95">spiritual evolution as a central them</text:span><text:span text:style-name="T93">e. </text:span><text:span text:style-name="T94">The female figure, housed within various scenarios, is often used to convey emotional states and evolutionary stages of the human experience.</text:span><text:span text:style-name="T20">&lt;</text:span><text:span text:style-name="T39">/p</text:span><text:span text:style-name="T20">&gt;</text:span><text:span text:style-name="T11"> </text:span><text:span text:style-name="T94"><text:s/></text:span></text:p>
      <text:p text:style-name="P7"><text:soft-page-break/><text:span text:style-name="T30">&lt;</text:span><text:span text:style-name="T53">p</text:span><text:span text:style-name="T30">&gt;</text:span><text:span text:style-name="T94">By being open to universal influences dur</text:span><text:span text:style-name="T93">ing the creation process, Robles is endeavoring to funnel its deciphered messages. “It is a combination; inspiration followed by analytical phases, until the work's completion, to bring forth its essence in the clearest form.” Resulting in images which hold intuitively felt, encoded messages and reveal a glimpse behind the veil. “Spiritual entities </text:span><text:span text:style-name="T88">symbolically</text:span><text:span text:style-name="T93"> communicate with us. These coded</text:span><text:span text:style-name="T88"> messages</text:span><text:span text:style-name="T93"> are translated to humanity by artists who can tap into</text:span><text:span text:style-name="T94"> this energy.”</text:span><text:span text:style-name="T20">&lt;</text:span><text:span text:style-name="T39">/p</text:span><text:span text:style-name="T20">&gt;</text:span><text:span text:style-name="T11"> </text:span></text:p>
      <text:p text:style-name="P20"><text:span text:style-name="T33">&lt;</text:span><text:span text:style-name="T56">p</text:span><text:span text:style-name="T33">&gt;</text:span><text:span text:style-name="T90">Conscious evolution of spiritual man is a central theme in Robles' work. Settings are neither fixed in time nor space. This transnational identity is a new and powerful theme definitive of a twenty-first century experience. <text:s/>Robles offers his unique symbolism as a positive contribution to this global process.</text:span><text:span text:style-name="T22">&lt;</text:span><text:span text:style-name="T42">/p</text:span><text:span text:style-name="T22">&gt;</text:span><text:span text:style-name="T114"> </text:span></text:p>
      <text:p text:style-name="P16"><text:span text:style-name="T114"/></text:p>
      <text:p text:style-name="P16"><text:span text:style-name="T114"/></text:p>
      <text:p text:style-name="P17"><text:span text:style-name="T116">L</text:span><text:span text:style-name="T115">ong version</text:span></text:p>
      <text:p text:style-name="P16"><text:span text:style-name="T114"/></text:p>
      <text:p text:style-name="P20"><text:span text:style-name="T33">&lt;</text:span><text:span text:style-name="T57">h1</text:span><text:span text:style-name="T33">&gt;</text:span><text:span text:style-name="T112">UNIVERSAL MIND</text:span><text:span text:style-name="T21">&lt;</text:span><text:span text:style-name="T40">/</text:span><text:span text:style-name="T41">h1</text:span><text:span text:style-name="T21">&gt;</text:span><text:span text:style-name="T12"> </text:span><text:span text:style-name="T111"><text:s/></text:span></text:p>
      <text:p text:style-name="P14"/>
      <text:p text:style-name="P22"><text:span text:style-name="T34">&lt;</text:span><text:span text:style-name="T60">h2</text:span><text:span text:style-name="T34">&gt;</text:span><text:span text:style-name="T109">Windows to the soul </text:span><text:span text:style-name="T19">&lt;</text:span><text:span text:style-name="T38">/</text:span><text:span text:style-name="T60">h2</text:span><text:span text:style-name="T19">&gt;</text:span> </text:p>
      <text:p text:style-name="P6"/>
      <text:p text:style-name="P9"><text:span text:style-name="T31">&lt;</text:span><text:span text:style-name="T54">p</text:span><text:span text:style-name="T31">&gt;</text:span><text:span text:style-name="T84">Robles</text:span><text:span text:style-name="T85"> creates art reflecting universal consciousness: Evolution of human consciousness within its universal context. The symbolic universe he has created is a </text:span><text:span text:style-name="T62">cultural synthesis echoing both the past and the future. </text:span><text:span text:style-name="T85">S</text:span><text:span text:style-name="T84">tretch</text:span><text:span text:style-name="T86">ing</text:span><text:span text:style-name="T84"> our imagination </text:span><text:span text:style-name="T86">by c</text:span><text:span text:style-name="T84">halleng</text:span><text:span text:style-name="T85">ing</text:span><text:span text:style-name="T84"> us to look deeper; beneath the surface, into the Soul.</text:span><text:span text:style-name="T19">&lt;</text:span><text:span text:style-name="T38">/p</text:span><text:span text:style-name="T19">&gt;</text:span> </text:p>
      <text:p text:style-name="P12"><text:span text:style-name="T34">&lt;</text:span><text:span text:style-name="T60">h2</text:span><text:span text:style-name="T34">&gt;</text:span><text:span text:style-name="T107">Background</text:span><text:span text:style-name="T19">&lt;</text:span><text:span text:style-name="T38">/</text:span><text:span text:style-name="T60">h2</text:span><text:span text:style-name="T19">&gt;</text:span> <text:span text:style-name="T109"><text:s/></text:span></text:p>
      <text:p text:style-name="P9"><text:span text:style-name="T27">&lt;</text:span><text:span text:style-name="T50">p</text:span><text:span text:style-name="T27">&gt;</text:span><text:span text:style-name="T78">Robles is born in Suriname, </text:span><text:span text:style-name="T79">the most forested and </text:span><text:span text:style-name="T78">one of the most culturally divers </text:span><text:span text:style-name="T79">counties</text:span><text:span text:style-name="T78"> on earth. After living in the Netherlands, Germany and the US, Robles at the age of twenty moves from Fort Lauderdale, Florida back to the Netherlands, settling in Amsterdam, where he currently resides.</text:span><text:span text:style-name="T19">&lt;</text:span><text:span text:style-name="T38">/p</text:span><text:span text:style-name="T19">&gt;</text:span> <text:span text:style-name="T78"><text:s/></text:span></text:p>
      <text:p text:style-name="P9"><text:span text:style-name="T27">&lt;</text:span><text:span text:style-name="T50">p</text:span><text:span text:style-name="T27">&gt;</text:span><text:span text:style-name="T78">In 1993 he makes his solo debut with exhibitions at two galleries in Amsterdam's Canal- and Jordan district. Next to in the Netherlands, his work has been exhibited in several galleries and art shows in Spain, Italy the US and is represented in various art collections.</text:span><text:span text:style-name="T19">&lt;</text:span><text:span text:style-name="T38">/p</text:span><text:span text:style-name="T19">&gt;</text:span> <text:span text:style-name="T78"><text:s/></text:span></text:p>
      <text:p text:style-name="P12"><text:soft-page-break/><text:span text:style-name="T35">&lt;</text:span><text:span text:style-name="T60">h2</text:span><text:span text:style-name="T35">&gt;</text:span><text:span text:style-name="T108">Media</text:span><text:span text:style-name="T19">&lt;</text:span><text:span text:style-name="T38">/</text:span><text:span text:style-name="T60">h2</text:span><text:span text:style-name="T19">&gt;</text:span> </text:p>
      <text:p text:style-name="P11"><text:span text:style-name="T78">Robles uses various media: Acrylic painting, </text:span><text:span text:style-name="T80">drawing, </text:span><text:span text:style-name="T78">graphic art, photography: photo-montage </text:span><text:span text:style-name="T81">and </text:span><text:span text:style-name="T78">hand coloring, video, graphic design </text:span><text:span text:style-name="T82">among others.</text:span><text:span text:style-name="T19">&lt;</text:span><text:span text:style-name="T38">/p</text:span><text:span text:style-name="T19">&gt;</text:span> </text:p>
      <text:p text:style-name="P8"><text:span text:style-name="T23">&lt;</text:span><text:span text:style-name="T44">h2</text:span><text:span text:style-name="T23">&gt;</text:span><text:span text:style-name="T115">Evolution</text:span><text:span text:style-name="T23">&lt;/</text:span><text:span text:style-name="T44">h2</text:span><text:span text:style-name="T23">&gt;</text:span></text:p>
      <text:p text:style-name="P9"><text:span text:style-name="T29">&lt;</text:span><text:span text:style-name="T52">p</text:span><text:span text:style-name="T29">&gt;</text:span><text:span text:style-name="T64">“I have always been drawing, as long as I can remember”. Robles star</text:span><text:span text:style-name="T65">t</text:span><text:span text:style-name="T64">s painting </text:span><text:span text:style-name="T66">professionally </text:span><text:span text:style-name="T65">around</text:span><text:span text:style-name="T64"> 19</text:span><text:span text:style-name="T65">88</text:span><text:span text:style-name="T64">, </text:span><text:span text:style-name="T65">going</text:span><text:span text:style-name="T64"> through an abstract phase with the</text:span><text:span text:style-name="T69"> Symbols of life</text:span><text:span text:style-name="T64"> series from 1993. </text:span><text:span text:style-name="T65">Only to r</text:span><text:span text:style-name="T64">eturn the next year to a more figurative style in the Atlantis series of gold and blue colored pencil drawings.</text:span><text:span text:style-name="T24">&lt;</text:span><text:span text:style-name="T45">/p</text:span><text:span text:style-name="T24">&gt;</text:span><text:span text:style-name="T14"> </text:span><text:span text:style-name="T64"><text:s/></text:span></text:p>
      <text:p text:style-name="P9"><text:span text:style-name="T28">&lt;</text:span><text:span text:style-name="T51">p</text:span><text:span text:style-name="T28">&gt;</text:span><text:span text:style-name="T67">During the final decade of the </text:span><text:span text:style-name="T66">m</text:span><text:span text:style-name="T67">illennium Robles </text:span><text:span text:style-name="T65">also </text:span><text:span text:style-name="T67">draws a series of twenty-six hard-cover </text:span><text:span text:style-name="T68">sketch books</text:span><text:span text:style-name="T67">. </text:span><text:span text:style-name="T63">Most of the books are numbered and have double names. the twenty </text:span><text:span text:style-name="T65">final</text:span><text:span text:style-name="T63"> books come to form during only </text:span><text:span text:style-name="T67">3</text:span><text:span text:style-name="T63"> years: 1997 </text:span><text:span text:style-name="T67">to</text:span><text:span text:style-name="T63"> 1999. </text:span><text:span text:style-name="T65">At the start of the new millennium Robles, shifts his focus to photography and digital </text:span><text:span text:style-name="T66">editing and imaging</text:span><text:span text:style-name="T65"> with Photoshop.</text:span><text:span text:style-name="T25">&lt;</text:span><text:span text:style-name="T46">/p</text:span><text:span text:style-name="T25">&gt;</text:span><text:span text:style-name="T15"> </text:span><text:span text:style-name="T65"><text:s/></text:span></text:p>
      <text:p text:style-name="P22"><text:span text:style-name="T31">&lt;</text:span><text:span text:style-name="T57">h2</text:span><text:span text:style-name="T31">&gt;</text:span><text:span text:style-name="T84">Broader view</text:span><text:span text:style-name="T19">&lt;</text:span><text:span text:style-name="T38">/</text:span><text:span text:style-name="T60">h2</text:span><text:span text:style-name="T19">&gt;</text:span> </text:p>
      <text:p text:style-name="P3"/>
      <text:p text:style-name="P18"><text:span text:style-name="T19">&lt;</text:span><text:span text:style-name="T38">p</text:span><text:span text:style-name="T19">&gt;</text:span>From 2007 to 2013, Robles <text:span text:style-name="T73">takes</text:span> <text:span text:style-name="T73">a</text:span><text:span text:style-name="T74"> </text:span><text:span text:style-name="T16">sabbatical leave. </text:span><text:span text:style-name="T17">S</text:span><text:span text:style-name="T73">hifting his f</text:span>ocus <text:span text:style-name="T73">to</text:span></text:p>
      <text:p text:style-name="P20"><text:span text:style-name="T96">g</text:span><text:span text:style-name="T97">raphic design,</text:span><text:span text:style-name="T96"> </text:span><text:span text:style-name="T97">web development </text:span><text:span text:style-name="T96">and </text:span><text:span text:style-name="T97">marketing</text:span><text:span text:style-name="T98"> and g</text:span><text:span text:style-name="T97">oing into business with his </text:span><text:span text:style-name="T99">late </text:span><text:span text:style-name="T97">f</text:span><text:span text:style-name="T99">at</text:span><text:span text:style-name="T97">her.</text:span><text:span text:style-name="T19">&lt;</text:span><text:span text:style-name="T38">/p</text:span><text:span text:style-name="T19">&gt;</text:span> <text:span text:style-name="T97"><text:s/></text:span></text:p>
      <text:p text:style-name="P4"/>
      <text:p text:style-name="P20"><text:span text:style-name="T27">&lt;</text:span><text:span text:style-name="T50">p</text:span><text:span text:style-name="T27">&gt;</text:span><text:span text:style-name="T78">Robles: </text:span><text:span text:style-name="T102">''As being a </text:span><text:span text:style-name="T103">full-time</text:span><text:span text:style-name="T102"> artist </text:span><text:span text:style-name="T103">is</text:span><text:span text:style-name="T102"> the first thing I always identified with, I had to rediscover myself; find the person behind the artist. </text:span><text:span text:style-name="T104">While s</text:span><text:span text:style-name="T102">imultaneously </text:span><text:span text:style-name="T105">seeing</text:span><text:span text:style-name="T102"> more art </text:span><text:span text:style-name="T103">than I ever had</text:span><text:span text:style-name="T102">, and for the first time enjoying it – without trying to see what I could learn from it. This broadened my horizon</text:span><text:span text:style-name="T103">s, </text:span><text:span text:style-name="T102">awaken</text:span><text:span text:style-name="T103">ing</text:span><text:span text:style-name="T102"> a deeper appreciation for </text:span><text:span text:style-name="T103">the </text:span><text:span text:style-name="T102">art</text:span><text:span text:style-name="T103">s</text:span><text:span text:style-name="T102">. And, as time progresse</text:span><text:span text:style-name="T103">s</text:span><text:span text:style-name="T102">, the urge to create art kept growing; drawing me in closer as only first loves can.''</text:span><text:span text:style-name="T26">&lt;</text:span><text:span text:style-name="T47">/p</text:span><text:span text:style-name="T26">&gt;</text:span><text:span text:style-name="T5"> </text:span></text:p>
      <text:p text:style-name="P5"/>
      <text:p text:style-name="P22"><text:span text:style-name="T32">&lt;</text:span><text:span text:style-name="T57">h2</text:span><text:span text:style-name="T32">&gt;</text:span><text:span text:style-name="T87">B</text:span><text:span text:style-name="T84">reakthrough</text:span><text:span text:style-name="T19">&lt;</text:span><text:span text:style-name="T38">/</text:span><text:span text:style-name="T60">h2</text:span><text:span text:style-name="T19">&gt;</text:span> </text:p>
      <text:p text:style-name="P2"/>
      <text:p text:style-name="P19"><text:span text:style-name="T18">&lt;</text:span><text:span text:style-name="T37">p</text:span><text:span text:style-name="T18">&gt;</text:span>The breakthrough comes in 2014: Robles, rejuvenated and full of inspiration starts a new phase by producing a wide rang<text:span text:style-name="T70">ing body of </text:span>new work. </text:p>
      <text:p text:style-name="P21"><text:span text:style-name="T91">After starting with graphic art, Robles creates </text:span><text:span text:style-name="T103">Life Soundtrack</text:span><text:span text:style-name="T106">—</text:span><text:span text:style-name="T92">a collection of 52 paintings (4×13 rows: width 4,10 meters, height 1,25 meters) made on </text:span><text:soft-page-break/><text:span text:style-name="T92">vinyl record covers. By painting over the original cover art, omitting text and details, in duo-tone: cobalt blue and deep yellow. From 2017 he creates a new series of paintings in acrylics on canvas. He also collaborates on a series of paintings with fellow artist, and kindred spirit, Steven Sikkens.</text:span><text:span text:style-name="T19">&lt;</text:span><text:span text:style-name="T38">/p</text:span><text:span text:style-name="T19">&gt;</text:span> </text:p>
      <text:p text:style-name="P1"/>
      <text:p text:style-name="P12"><text:span text:style-name="T34">&lt;</text:span><text:span text:style-name="T60">h2</text:span><text:span text:style-name="T34">&gt;</text:span><text:span text:style-name="T107">Conscious evolution of spiritual man</text:span><text:span text:style-name="T19">&lt;</text:span><text:span text:style-name="T38">/</text:span><text:span text:style-name="T60">h2</text:span><text:span text:style-name="T19">&gt;</text:span> <text:span text:style-name="T107"><text:s/></text:span></text:p>
      <text:p text:style-name="P7"><text:span text:style-name="T36">&lt;</text:span><text:span text:style-name="T61">p</text:span><text:span text:style-name="T36">&gt;</text:span><text:span text:style-name="T95">On a quest to portray</text:span><text:span text:style-name="T78"> the </text:span><text:span text:style-name="T83">universal mind</text:span><text:span text:style-name="T78">, Robles</text:span><text:span text:style-name="T88"> creates </text:span><text:span text:style-name="T100">archetypal</text:span><text:span text:style-name="T101"> </text:span><text:span text:style-name="T100">imagery</text:span><text:span text:style-name="T78"> with </text:span><text:span text:style-name="T95">spiritual evolution as a central them</text:span><text:span text:style-name="T93">e. </text:span><text:span text:style-name="T94">The female figure, housed within various scenarios, is often used to convey emotional states and evolutionary stages of the human experience.</text:span><text:span text:style-name="T20">&lt;</text:span><text:span text:style-name="T39">/p</text:span><text:span text:style-name="T20">&gt;</text:span><text:span text:style-name="T11"> </text:span><text:span text:style-name="T94"><text:s/></text:span></text:p>
      <text:p text:style-name="P7"><text:span text:style-name="T30">&lt;</text:span><text:span text:style-name="T53">p</text:span><text:span text:style-name="T30">&gt;</text:span><text:span text:style-name="T94">By being open to universal influences dur</text:span><text:span text:style-name="T93">ing the creation process, Robles is endeavoring to funnel its deciphered messages. “It is a combination; inspiration followed by analytical phases, until the work's completion, to bring forth its essence in the clearest form.” Resulting in images which hold intuitively felt, encoded messages and reveal a glimpse behind the veil. “Spiritual entities </text:span><text:span text:style-name="T88">symbolically</text:span><text:span text:style-name="T93"> communicate with us. These coded</text:span><text:span text:style-name="T88"> messages</text:span><text:span text:style-name="T93"> are translated to humanity by artists who can tap into</text:span><text:span text:style-name="T94"> this energy.”</text:span><text:span text:style-name="T20">&lt;</text:span><text:span text:style-name="T39">/p</text:span><text:span text:style-name="T20">&gt;</text:span><text:span text:style-name="T11"> </text:span></text:p>
      <text:p text:style-name="generaltext"><text:span text:style-name="T27">&lt;</text:span><text:span text:style-name="T50">p</text:span><text:span text:style-name="T27">&gt;</text:span><text:span text:style-name="T78"> Conscious evolution of spiritual man is a central theme in </text:span><text:span text:style-name="T89">Robles' work</text:span><text:span text:style-name="T78">. Settings are neither fixed in time nor space. This transnational identity is a new and powerful theme definitive of a twenty-first century experience. <text:s/>Robles offers his unique symbolism as a positive contribution to this global process.</text:span><text:span text:style-name="T19">&lt;</text:span><text:span text:style-name="T38">/p</text:span><text:span text:style-name="T19">&g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dobe Fangsong Std R'" style:font-family-generic="swiss" style:font-pitch="variable"/>
    <style:font-face style:name="Open Sans" svg:font-family="'Ope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generaltext" style:family="paragraph" style:parent-style-name="Standard">
      <style:paragraph-properties fo:margin-top="0.1945in" fo:margin-bottom="0.1945in" loext:contextual-spacing="false"/>
      <style:text-properties style:font-name="Arial Unicode MS" fo:font-family="'Arial Unicode MS', 'Adobe Fangsong Std R'" style:font-family-generic="swiss" style:font-pitch="variable" style:font-name-asian="Arial Unicode MS" style:font-family-asian="'Arial Unicode MS', 'Adobe Fangsong Std R'" style:font-family-generic-asian="swiss" style:font-pitch-asian="variable" style:font-name-complex="Arial Unicode MS" style:font-family-complex="'Arial Unicode MS', 'Adobe Fangsong Std R'" style:font-family-generic-complex="swiss" style:font-pitch-complex="variable"/>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Standaardalinea-lettertype" style:family="text"/>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ert A</dc:title>
    <meta:initial-creator>Evert Robles</meta:initial-creator>
    <meta:creation-date>2010-10-03T16:26:00</meta:creation-date>
    <dc:date>2021-01-24T13:49:16.679000000</dc:date>
    <meta:editing-cycles>33</meta:editing-cycles>
    <meta:editing-duration>P5DT20H12M52S</meta:editing-duration>
    <meta:generator>LibreOffice/5.4.3.2$Windows_X86_64 LibreOffice_project/92a7159f7e4af62137622921e809f8546db437e5</meta:generator>
    <meta:document-statistic meta:table-count="0" meta:image-count="0" meta:object-count="0" meta:page-count="4" meta:paragraph-count="36" meta:word-count="1006" meta:character-count="6633" meta:non-whitespace-character-count="5613"/>
  </office:meta>
</office:document-meta>
</file>